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Heading_20_5">
      <loext:graphic-properties draw:fill="solid" draw:fill-color="#e9ecef" draw:opacity="100%"/>
      <style:paragraph-properties fo:margin-left="0in" fo:margin-right="0in" fo:margin-top="0in" fo:margin-bottom="0in" style:contextual-spacing="false" fo:line-height="120%" fo:orphans="2" fo:widows="2" fo:text-indent="0in" style:auto-text-indent="false" fo:background-color="#e9ecef" fo:padding-left="0in" fo:padding-right="0in" fo:padding-top="0in" fo:padding-bottom="0.1043in" fo:border-left="none" fo:border-right="none" fo:border-top="none" fo:border-bottom="0.06pt solid #000000"/>
      <style:text-properties fo:font-variant="normal" fo:text-transform="none" fo:color="#212529" loext:opacity="100%" style:font-name="Poppins" fo:letter-spacing="normal" fo:font-style="normal" fo:font-weight="normal"/>
    </style:style>
    <style:style style:name="P2" style:family="paragraph" style:parent-style-name="Heading_20_5">
      <style:text-properties fo:font-variant="normal" fo:text-transform="none" fo:color="#212529" loext:opacity="100%" style:font-name="Poppins" fo:letter-spacing="normal" fo:font-style="normal" fo:font-weight="normal" officeooo:rsid="0012fc64" officeooo:paragraph-rsid="0012fc64"/>
    </style:style>
    <style:style style:name="P3" style:family="paragraph" style:parent-style-name="Heading_20_5">
      <style:text-properties fo:font-variant="normal" fo:text-transform="none" fo:color="#212529" loext:opacity="100%" style:font-name="Poppins" fo:letter-spacing="normal" fo:font-style="normal" fo:font-weight="normal" officeooo:paragraph-rsid="00159f6b"/>
    </style:style>
    <style:style style:name="P4" style:family="paragraph" style:parent-style-name="Preformatted_20_Text">
      <loext:graphic-properties draw:fill="solid" draw:fill-color="#e9ecef" draw:opacity="50%"/>
      <style:paragraph-properties fo:margin-left="0in" fo:margin-right="0in" fo:margin-top="0in" fo:margin-bottom="0.0972in" style:contextual-spacing="false" fo:orphans="2" fo:widows="2" fo:text-indent="0in" style:auto-text-indent="false" fo:background-color="#e9ecef" fo:padding-left="0in" fo:padding-right="0in" fo:padding-top="0.0193in" fo:padding-bottom="0.0193in" fo:border-left="none" fo:border-right="none" fo:border-top="0.74pt solid #000000" fo:border-bottom="0.74pt solid #000000"/>
    </style:style>
    <style:style style:name="P5" style:family="paragraph" style:parent-style-name="Preformatted_20_Text">
      <loext:graphic-properties draw:fill="solid" draw:fill-color="#e9ecef" draw:opacity="50%"/>
      <style:paragraph-properties fo:margin-top="0in" fo:margin-bottom="0.0972in" style:contextual-spacing="false" fo:orphans="2" fo:widows="2" fo:text-indent="0in" style:auto-text-indent="false" fo:background-color="#e9ecef" fo:padding-left="0in" fo:padding-right="0in" fo:padding-top="0.0193in" fo:padding-bottom="0.0193in" fo:border-left="none" fo:border-right="none" fo:border-top="0.74pt solid #000000" fo:border-bottom="0.74pt solid #000000"/>
    </style:style>
    <style:style style:name="P6" style:family="paragraph" style:parent-style-name="Standard">
      <style:text-properties officeooo:rsid="0012fc64" officeooo:paragraph-rsid="0012fc64"/>
    </style:style>
    <style:style style:name="P7" style:family="paragraph" style:parent-style-name="Standard">
      <style:text-properties officeooo:paragraph-rsid="0012fc64"/>
    </style:style>
    <style:style style:name="P8" style:family="paragraph" style:parent-style-name="Standard">
      <style:text-properties officeooo:rsid="00159f6b" officeooo:paragraph-rsid="00159f6b"/>
    </style:style>
    <style:style style:name="P9" style:family="paragraph" style:parent-style-name="Standard">
      <style:text-properties officeooo:paragraph-rsid="00159f6b"/>
    </style:style>
    <style:style style:name="P10" style:family="paragraph" style:parent-style-name="Text_20_body" style:list-style-name="L2">
      <style:paragraph-properties fo:margin-left="0in" fo:margin-right="0in" fo:margin-top="0in" fo:margin-bottom="0.0972in" style:contextual-spacing="false" fo:orphans="2" fo:widows="2" fo:text-indent="0in" style:auto-text-indent="false"/>
    </style:style>
    <style:style style:name="P11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</style:style>
    <style:style style:name="P12" style:family="paragraph" style:parent-style-name="Text_20_body" style:list-style-name="L4">
      <style:paragraph-properties fo:margin-left="0in" fo:margin-right="0in" fo:margin-top="0in" fo:margin-bottom="0.0972in" style:contextual-spacing="false" fo:orphans="2" fo:widows="2" fo:text-indent="0in" style:auto-text-indent="false"/>
    </style:style>
    <style:style style:name="P13" style:family="paragraph" style:parent-style-name="Text_20_body">
      <style:paragraph-properties fo:margin-left="0in" fo:margin-right="2.0835in" fo:margin-top="0in" fo:margin-bottom="0.2083in" style:contextual-spacing="false" style:line-height-at-least="0.3126in" fo:orphans="2" fo:widows="2" fo:text-indent="0in" style:auto-text-indent="false"/>
      <style:text-properties fo:font-variant="normal" fo:text-transform="none" fo:color="#3d4146" loext:opacity="100%" style:font-name="Poppins" fo:font-size="10.5pt" fo:letter-spacing="normal" fo:font-style="normal" fo:font-weight="normal" fo:background-color="#fbfeff" loext:padding-left="0.0193in" loext:padding-right="0in" loext:padding-top="0.0193in" loext:padding-bottom="0.0193in" loext:border-left="0.06pt solid #e9ecef" loext:border-right="none" loext:border-top="0.06pt solid #e9ecef" loext:border-bottom="0.06pt solid #e9ecef"/>
    </style:style>
    <style:style style:name="P14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212529" loext:opacity="100%" style:font-name="Poppins" fo:font-size="10.5pt" fo:letter-spacing="normal" fo:font-style="normal" fo:font-weight="normal" loext:padding="0in" loext:border="none"/>
    </style:style>
    <style:style style:name="P15" style:family="paragraph" style:parent-style-name="Text_20_body" style:list-style-name="L4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212529" loext:opacity="100%" style:font-name="Poppins" fo:font-size="10.5pt" fo:letter-spacing="normal" fo:font-style="normal" fo:font-weight="normal" loext:padding="0in" loext:border="none"/>
    </style:style>
    <style:style style:name="T1" style:family="text">
      <style:text-properties officeooo:rsid="0012fc64"/>
    </style:style>
    <style:style style:name="T2" style:family="text">
      <style:text-properties fo:font-variant="normal" fo:text-transform="none" fo:color="#212529" loext:opacity="100%" style:font-name="Poppins" fo:font-size="10.5pt" fo:letter-spacing="normal" fo:font-style="normal" fo:font-weight="normal"/>
    </style:style>
    <style:style style:name="T3" style:family="text">
      <style:text-properties fo:font-variant="normal" fo:text-transform="none" fo:color="#212529" loext:opacity="100%" style:font-name="Poppins" fo:font-size="10.5pt" fo:letter-spacing="normal" fo:font-style="normal" fo:font-weight="normal" loext:padding="0in" loext:border="none"/>
    </style:style>
    <style:style style:name="T4" style:family="text">
      <style:text-properties fo:font-variant="normal" fo:text-transform="none" fo:color="#212529" loext:opacity="100%" style:font-name="SFMono-Regular" fo:font-size="10.5pt" fo:letter-spacing="normal" fo:font-style="normal" fo:font-weight="normal" loext:padding="0in" loext:border="none"/>
    </style:style>
    <style:style style:name="T5" style:family="text">
      <style:text-properties fo:font-variant="normal" fo:text-transform="none" fo:color="#d63384" loext:opacity="100%" style:font-name="SFMono-Regular" fo:font-size="10.5pt" fo:letter-spacing="normal" fo:font-style="normal" fo:font-weight="normal"/>
    </style:style>
    <style:style style:name="T6" style:family="text">
      <style:text-properties fo:font-variant="normal" fo:text-transform="none" fo:color="#d63384" loext:opacity="100%" style:font-name="SFMono-Regular" fo:font-size="10.5pt" fo:letter-spacing="normal" fo:font-style="normal" fo:font-weight="normal" officeooo:rsid="0012fc64"/>
    </style:style>
    <style:style style:name="T7" style:family="text">
      <style:text-properties fo:font-variant="normal" fo:text-transform="none" fo:color="#d63384" loext:opacity="100%" style:font-name="SFMono-Regular" fo:font-size="10.5pt" fo:letter-spacing="normal" fo:font-style="normal" fo:font-weight="normal" loext:padding="0in" loext:border="none"/>
    </style:style>
    <style:style style:name="T8" style:family="text">
      <style:text-properties fo:font-variant="normal" fo:text-transform="none" fo:color="#d63384" loext:opacity="100%" style:font-name="SFMono-Regular" fo:font-size="9pt" fo:letter-spacing="normal" fo:font-style="normal" fo:font-weight="normal"/>
    </style:style>
    <style:style style:name="T9" style:family="text">
      <style:text-properties fo:font-variant="normal" fo:text-transform="none" fo:color="#d63384" loext:opacity="100%" style:font-name="SFMono-Regular" fo:font-size="9pt" fo:letter-spacing="normal" fo:font-style="normal" fo:font-weight="normal" officeooo:rsid="00159f6b"/>
    </style:style>
    <style:style style:name="T10" style:family="text">
      <style:text-properties fo:font-variant="normal" fo:text-transform="none" fo:color="#d63384" loext:opacity="100%" style:font-name="SFMono-Regular" fo:font-size="9pt" fo:letter-spacing="normal" fo:font-style="normal" fo:font-weight="normal" officeooo:rsid="001a0a75"/>
    </style:style>
    <style:style style:name="T11" style:family="text">
      <style:text-properties fo:font-size="9pt" fo:font-style="italic"/>
    </style:style>
    <style:style style:name="T12" style:family="text">
      <style:text-properties officeooo:rsid="00159f6b"/>
    </style:style>
    <style:style style:name="T13" style:family="text">
      <style:text-properties officeooo:rsid="0017214b"/>
    </style:style>
    <style:style style:name="T14" style:family="text">
      <style:text-properties officeooo:rsid="00186cfe"/>
    </style:style>
    <style:style style:name="T15" style:family="text">
      <style:text-properties officeooo:rsid="0018aa6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WHITE BOARDING ON THE FOLLOWING:<text:line-break/><text:line-break/></text:span><text:span text:style-name="T2">GitHub repository: </text:span><text:span text:style-name="Source_20_Text"><text:span text:style-name="T5">alx-low_level_programmi</text:span></text:span><text:span text:style-name="Source_20_Text"><text:span text:style-name="T6">ng</text:span></text:span></text:p>
      <text:p text:style-name="P7"><text:span text:style-name="T2">Directory: </text:span><text:span text:style-name="Source_20_Text"><text:span text:style-name="T5">0x00-hello_world</text:span></text:span></text:p>
      <text:p text:style-name="P6"/>
      <text:p text:style-name="P6"/>
      <text:h text:style-name="P2" text:outline-level="5">5. Hello, printf</text:h>
      <text:h text:style-name="P1" text:outline-level="5">mandatory</text:h>
      <text:p text:style-name="P13">Score: 100.0% (<text:span text:style-name="T11">Checks completed: 100.0%</text:span>)</text:p>
      <text:p text:style-name="P11"><text:span text:style-name="T3">Write a C program that prints exactly </text:span><text:span text:style-name="Source_20_Text"><text:span text:style-name="T7">with proper grammar, but the outcome is a piece of art,</text:span></text:span><text:span text:style-name="T3">, followed by a new line.</text:span></text:p>
      <text:list text:style-name="L2">
        <text:list-item>
          <text:p text:style-name="P10"><text:span text:style-name="T3">Use the function </text:span><text:span text:style-name="Source_20_Text"><text:span text:style-name="T7">printf</text:span></text:span></text:p>
        </text:list-item>
        <text:list-item>
          <text:p text:style-name="P10"><text:span text:style-name="T3">You are not allowed to use the function </text:span><text:span text:style-name="Source_20_Text"><text:span text:style-name="T7">puts</text:span></text:span></text:p>
        </text:list-item>
        <text:list-item>
          <text:p text:style-name="P10"><text:span text:style-name="T3">Your program should return </text:span><text:span text:style-name="Source_20_Text"><text:span text:style-name="T7">0</text:span></text:span></text:p>
        </text:list-item>
        <text:list-item>
          <text:p text:style-name="P10"><text:span text:style-name="T3">Your program should compile without warning when using the </text:span><text:span text:style-name="Source_20_Text"><text:span text:style-name="T7">-Wall</text:span></text:span><text:span text:style-name="T3"> </text:span><text:span text:style-name="Source_20_Text"><text:span text:style-name="T7">gcc</text:span></text:span><text:span text:style-name="T3"> option</text:span></text:p>
        </text:list-item>
      </text:list>
      <text:p text:style-name="P6"/>
      <text:p text:style-name="P6"/>
      <text:p text:style-name="P8">STEPS:</text:p>
      <text:p text:style-name="P8">// Step<text:tab/>1: Include stdio.h</text:p>
      <text:p text:style-name="P8">// Step 2: Create main function</text:p>
      <text:p text:style-name="P8">// Step 3: Inside main, use printf to print the required sentence</text:p>
      <text:p text:style-name="P8">// Step 4: Return 0 to indicate successful execution</text:p>
      <text:p text:style-name="P8"/>
      <text:p text:style-name="P8">CODE:</text:p>
      <text:p text:style-name="P8"><text:tab/>#include &lt;stdio.h&gt;</text:p>
      <text:p text:style-name="P8"><text:tab/>/**</text:p>
      <text:p text:style-name="P8"><text:tab/> * <text:span text:style-name="T13">main – prints a statement to stdout</text:span></text:p>
      <text:p text:style-name="P8"><text:tab/> * <text:span text:style-name="T13">Return: always </text:span><text:span text:style-name="T14">(</text:span><text:span text:style-name="T13">0</text:span><text:span text:style-name="T14">)</text:span><text:span text:style-name="T13"> </text:span><text:span text:style-name="T14">S</text:span><text:span text:style-name="T13">uccess</text:span></text:p>
      <text:p text:style-name="P8"><text:tab/> *</text:p>
      <text:p text:style-name="P8"><text:tab/> */</text:p>
      <text:p text:style-name="P8"><text:tab/>int main(void)</text:p>
      <text:p text:style-name="P8"><text:tab/>{</text:p>
      <text:p text:style-name="P9"><text:span text:style-name="T12"><text:tab/><text:tab/>printf(“</text:span><text:span text:style-name="T8">with proper grammar, but the outcome is a piece of art, </text:span><text:span text:style-name="T10">\n</text:span><text:span text:style-name="T12">”);</text:span></text:p>
      <text:p text:style-name="P9"><text:tab/><text:tab/><text:span text:style-name="T12">return (0);</text:span></text:p>
      <text:p text:style-name="P9"><text:tab/><text:span text:style-name="T12">}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h text:style-name="P3" text:outline-level="5">6. Size is not grandeur, and territory does not make a nation</text:h>
      <text:h text:style-name="P1" text:outline-level="5">mandatory</text:h>
      <text:p text:style-name="P13">Score: 100.0% (<text:span text:style-name="T11">Checks completed: 100.0%</text:span>)</text:p>
      <text:p text:style-name="P14">Write a C program that prints the size of various types on the computer it is compiled and run on.</text:p>
      <text:list text:style-name="L4">
        <text:list-item>
          <text:p text:style-name="P15">You should produce the exact same output as in the example</text:p>
        </text:list-item>
        <text:list-item>
          <text:p text:style-name="P15">Warnings are allowed</text:p>
        </text:list-item>
        <text:list-item>
          <text:p text:style-name="P12"><text:span text:style-name="T3">Your program should return </text:span><text:span text:style-name="Source_20_Text"><text:span text:style-name="T7">0</text:span></text:span></text:p>
        </text:list-item>
        <text:list-item>
          <text:p text:style-name="P12"><text:span text:style-name="T3">You might have to install the package </text:span><text:span text:style-name="Source_20_Text"><text:span text:style-name="T7">libc6-dev-i386</text:span></text:span><text:span text:style-name="T3"> on your Linux to test the </text:span><text:span text:style-name="Source_20_Text"><text:span text:style-name="T7">-m32</text:span></text:span><text:span text:style-name="T3"> </text:span><text:span text:style-name="Source_20_Text"><text:span text:style-name="T7">gcc</text:span></text:span><text:span text:style-name="T3"> option</text:span></text:p>
        </text:list-item>
      </text:list>
      <text:p text:style-name="P4"><text:span text:style-name="Source_20_Text"><text:span text:style-name="T4">julien@ubuntu:~/c/0x00$ gcc 6-size.c -m32 -o size32 2&gt; /tmp/32</text:span></text:span></text:p>
      <text:p text:style-name="P5"><text:span text:style-name="Source_20_Text"><text:span text:style-name="T4">julien@ubuntu:~/c/0x00$ gcc 6-size.c -m64 -o size64 2&gt; /tmp/64</text:span></text:span></text:p>
      <text:p text:style-name="P5"><text:span text:style-name="Source_20_Text"><text:span text:style-name="T4">julien@ubuntu:~/c/0x00$ ./size32</text:span></text:span></text:p>
      <text:p text:style-name="P5"><text:span text:style-name="Source_20_Text"><text:span text:style-name="T4">Size of a char: 1 byte(s)</text:span></text:span></text:p>
      <text:p text:style-name="P5"><text:span text:style-name="Source_20_Text"><text:span text:style-name="T4">Size of an int: 4 byte(s)</text:span></text:span></text:p>
      <text:p text:style-name="P5"><text:span text:style-name="Source_20_Text"><text:span text:style-name="T4">Size of a long int: 4 byte(s)</text:span></text:span></text:p>
      <text:p text:style-name="P5"><text:span text:style-name="Source_20_Text"><text:span text:style-name="T4">Size of a long long int: 8 byte(s)</text:span></text:span></text:p>
      <text:p text:style-name="P5"><text:span text:style-name="Source_20_Text"><text:span text:style-name="T4">Size of a float: 4 byte(s)</text:span></text:span></text:p>
      <text:p text:style-name="P5"><text:span text:style-name="Source_20_Text"><text:span text:style-name="T4">julien@ubuntu:~/c/0x00$ ./size64</text:span></text:span></text:p>
      <text:p text:style-name="P5"><text:span text:style-name="Source_20_Text"><text:span text:style-name="T4">Size of a char: 1 byte(s)</text:span></text:span></text:p>
      <text:p text:style-name="P5"><text:span text:style-name="Source_20_Text"><text:span text:style-name="T4">Size of an int: 4 byte(s)</text:span></text:span></text:p>
      <text:p text:style-name="P5"><text:span text:style-name="Source_20_Text"><text:span text:style-name="T4">Size of a long int: 8 byte(s)</text:span></text:span></text:p>
      <text:p text:style-name="P5"><text:span text:style-name="Source_20_Text"><text:span text:style-name="T4">Size of a long long int: 8 byte(s)</text:span></text:span></text:p>
      <text:p text:style-name="P5"><text:span text:style-name="Source_20_Text"><text:span text:style-name="T4">Size of a float: 4 byte(s)</text:span></text:span></text:p>
      <text:p text:style-name="P5"><text:span text:style-name="Source_20_Text"><text:span text:style-name="T4">julien@ubuntu:~/c/0x00$ echo $?</text:span></text:span></text:p>
      <text:p text:style-name="P5"><text:span text:style-name="Source_20_Text"><text:span text:style-name="T4">0</text:span></text:span></text:p>
      <text:p text:style-name="P5"><text:span text:style-name="Source_20_Text"><text:span text:style-name="T4">julien@ubuntu:~/c/0x00$</text:span></text:span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FreeSans1" style:font-family-complex="FreeSans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7:50:51.319542650</meta:creation-date>
    <dc:date>2025-05-27T18:21:49.854986144</dc:date>
    <meta:editing-duration>PT30M55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2" meta:paragraph-count="52" meta:word-count="314" meta:character-count="1782" meta:non-whitespace-character-count="1509"/>
  </office:meta>
</office:document-meta>
</file>